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DatabaseBeanDefinitionParser.setDatabaseType( Element element , BeanDefinition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beddedDatabaseBeanDefinitionParser.shouldGenerateIdAs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BeanDefinitionParser.parseInternal( Element 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DatabaseBeanDefinitionParser.setDatabaseName( Element elemen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DatabaseBeanDefinitionParser.setGenerateUniqueDatabaseNameFlag( Element element , BeanDefinition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